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QTT" style:family="table">
      <style:table-properties style:width="17cm" table:align="margins"/>
    </style:style>
    <style:style style:name="MQTT.A" style:family="table-column">
      <style:table-column-properties style:column-width="5.667cm" style:rel-column-width="21845*"/>
    </style:style>
    <style:style style:name="MQTT.A1" style:family="table-cell">
      <style:table-cell-properties fo:padding="0.097cm" fo:border-left="0.05pt solid #000000" fo:border-right="none" fo:border-top="0.05pt solid #000000" fo:border-bottom="0.05pt solid #000000"/>
    </style:style>
    <style:style style:name="MQTT.C1" style:family="table-cell">
      <style:table-cell-properties fo:padding="0.097cm" fo:border="0.05pt solid #000000"/>
    </style:style>
    <style:style style:name="MQTT.A2" style:family="table-cell">
      <style:table-cell-properties fo:padding="0.097cm" fo:border-left="0.05pt solid #000000" fo:border-right="none" fo:border-top="none" fo:border-bottom="0.05pt solid #000000"/>
    </style:style>
    <style:style style:name="MQTT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1c96" officeooo:paragraph-rsid="00171c9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5840" officeooo:paragraph-rsid="001758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c390" officeooo:paragraph-rsid="0018c39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71c96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71c96"/>
    </style:style>
    <style:style style:name="P6" style:family="paragraph" style:parent-style-name="Standard" style:list-style-name="L7">
      <style:paragraph-properties fo:text-align="start" style:justify-single-word="false"/>
      <style:text-properties officeooo:paragraph-rsid="00171c96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71c96" officeooo:paragraph-rsid="00171c96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171c96" officeooo:paragraph-rsid="00171c9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bold" officeooo:rsid="00171c96" officeooo:paragraph-rsid="00171c9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71c96" officeooo:paragraph-rsid="00171c96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71c96" officeooo:paragraph-rsid="00171c96" style:font-weight-asian="normal" style:font-weight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171c96" officeooo:paragraph-rsid="00171c96" style:font-weight-asian="normal" style:font-weight-complex="normal"/>
    </style:style>
    <style:style style:name="P13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171c96" officeooo:paragraph-rsid="0017584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71c96" officeooo:paragraph-rsid="0017584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75840" officeooo:paragraph-rsid="00175840" style:font-weight-asian="normal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175840" officeooo:paragraph-rsid="00175840" style:font-weight-asian="normal" style:font-weight-complex="normal"/>
    </style:style>
    <style:style style:name="P17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175840" officeooo:paragraph-rsid="00175840" style:font-weight-asian="normal" style:font-weight-complex="normal"/>
    </style:style>
    <style:style style:name="P18" style:family="paragraph" style:parent-style-name="Standard" style:list-style-name="L14">
      <style:paragraph-properties fo:text-align="start" style:justify-single-word="false"/>
      <style:text-properties style:text-underline-style="none" fo:font-weight="normal" officeooo:rsid="00175840" officeooo:paragraph-rsid="00175840" style:font-weight-asian="normal" style:font-weight-complex="normal"/>
    </style:style>
    <style:style style:name="P19" style:family="paragraph" style:parent-style-name="Standard" style:list-style-name="L15">
      <style:paragraph-properties fo:text-align="start" style:justify-single-word="false"/>
      <style:text-properties style:text-underline-style="none" fo:font-weight="normal" officeooo:rsid="0018c390" officeooo:paragraph-rsid="0018c39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0000" style:text-underline-style="none" fo:font-weight="normal" officeooo:rsid="00171c96" officeooo:paragraph-rsid="00171c96" style:font-weight-asian="normal" style:font-weight-complex="normal"/>
    </style:style>
    <style:style style:name="P21" style:family="paragraph" style:parent-style-name="Table_20_Heading">
      <style:text-properties officeooo:rsid="00171c96" officeooo:paragraph-rsid="00171c96"/>
    </style:style>
    <style:style style:name="P22" style:family="paragraph" style:parent-style-name="Table_20_Contents">
      <style:paragraph-properties fo:text-align="center" style:justify-single-word="false"/>
      <style:text-properties officeooo:rsid="00171c96" officeooo:paragraph-rsid="00171c9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officeooo:rsid="00171c96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fo:color="#ff0000" officeooo:rsid="00175840"/>
    </style:style>
    <style:style style:name="T5" style:family="text">
      <style:text-properties officeooo:rsid="0018c3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d</text:p>
      <text:p text:style-name="P1"/>
      <text:list xml:id="list3780246848644046172" text:style-name="L1">
        <text:list-item>
          <text:p text:style-name="P5"><text:span text:style-name="T2">Adafruit Fingerprint Sensor</text:span></text:p>
        </text:list-item>
        <text:list-item>
          <text:p text:style-name="P5"><text:span text:style-name="T2">Particle Photon</text:span></text:p>
        </text:list-item>
      </text:list>
      <text:list xml:id="list6572535939309277888" text:style-name="L2">
        <text:list-item>
          <text:p text:style-name="P8"><text:span text:style-name="T1">Nokia 5110 LCD</text:span></text:p>
        </text:list-item>
        <text:list-item>
          <text:p text:style-name="P8"><text:span text:style-name="T1">Raspberry PI 3</text:span></text:p>
        </text:list-item>
        <text:list-item>
          <text:p text:style-name="P8"><text:span text:style-name="T1">SQLite3 installed your Raspberry PI</text:span></text:p>
        </text:list-item>
        <text:list-item>
          <text:p text:style-name="P8"><text:span text:style-name="T1">MQTT server</text:span></text:p>
        </text:list-item>
      </text:list>
      <text:p text:style-name="P7"><text:span text:style-name="T1"/></text:p>
      <text:p text:style-name="P1">MQTT</text:p>
      <text:p text:style-name="P1"/>
      <table:table table:name="MQTT" table:style-name="MQTT">
        <table:table-column table:style-name="MQTT.A" table:number-columns-repeated="3"/>
        <table:table-header-rows>
          <table:table-row>
            <table:table-cell table:style-name="MQTT.A1" office:value-type="string">
              <text:p text:style-name="P21">MQTT TOPICS</text:p>
            </table:table-cell>
            <table:table-cell table:style-name="MQTT.A1" office:value-type="string">
              <text:p text:style-name="P21">PUBLISH</text:p>
            </table:table-cell>
            <table:table-cell table:style-name="MQTT.C1" office:value-type="string">
              <text:p text:style-name="P21">SUBSCRIBE</text:p>
            </table:table-cell>
          </table:table-row>
        </table:table-header-rows>
        <table:table-row>
          <table:table-cell table:style-name="MQTT.A2" office:value-type="string">
            <text:p text:style-name="P22">fp/enroll</text:p>
          </table:table-cell>
          <table:table-cell table:style-name="MQTT.A2" office:value-type="string">
            <text:p text:style-name="P22">USER through MQTT</text:p>
          </table:table-cell>
          <table:table-cell table:style-name="MQTT.C2" office:value-type="string">
            <text:p text:style-name="P22">Particle Photon</text:p>
          </table:table-cell>
        </table:table-row>
        <table:table-row>
          <table:table-cell table:style-name="MQTT.A2" office:value-type="string">
            <text:p text:style-name="P22">fp/name</text:p>
          </table:table-cell>
          <table:table-cell table:style-name="MQTT.A2" office:value-type="string">
            <text:p text:style-name="P9"><text:span text:style-name="T1">Raspberry PI</text:span></text:p>
          </table:table-cell>
          <table:table-cell table:style-name="MQTT.C2" office:value-type="string">
            <text:p text:style-name="P22">Particle Photon</text:p>
          </table:table-cell>
        </table:table-row>
        <table:table-row>
          <table:table-cell table:style-name="MQTT.A2" office:value-type="string">
            <text:p text:style-name="P22">fp/id</text:p>
          </table:table-cell>
          <table:table-cell table:style-name="MQTT.A2" office:value-type="string">
            <text:p text:style-name="P22">Particle Photon</text:p>
          </table:table-cell>
          <table:table-cell table:style-name="MQTT.C2" office:value-type="string">
            <text:p text:style-name="P9"><text:span text:style-name="T1">Raspberry PI</text:span></text:p>
          </table:table-cell>
        </table:table-row>
        <table:table-row>
          <table:table-cell table:style-name="MQTT.A2" office:value-type="string">
            <text:p text:style-name="P22">fp/log</text:p>
          </table:table-cell>
          <table:table-cell table:style-name="MQTT.A2" office:value-type="string">
            <text:p text:style-name="P22">Particle Photon</text:p>
          </table:table-cell>
          <table:table-cell table:style-name="MQTT.C2" office:value-type="string">
            <text:p text:style-name="P9"><text:span text:style-name="T1">Raspberry PI</text:span></text:p>
          </table:table-cell>
        </table:table-row>
      </table:table>
      <text:p text:style-name="P7"><text:span text:style-name="T1"><text:s/></text:span></text:p>
      <text:p text:style-name="P1">Payload on MQTT Topics</text:p>
      <text:p text:style-name="P1"/>
      <text:list xml:id="list6249406294837799043" text:style-name="L5">
        <text:list-item>
          <text:p text:style-name="P11">fp/enroll – Name,EmployeeID</text:p>
        </text:list-item>
        <text:list-item>
          <text:p text:style-name="P11">fp/name – Name</text:p>
        </text:list-item>
        <text:list-item>
          <text:p text:style-name="P11">fp/id – Name</text:p>
        </text:list-item>
        <text:list-item>
          <text:p text:style-name="P11">fp/log -Name,EmployeeID/FingerprintID</text:p>
        </text:list-item>
      </text:list>
      <text:p text:style-name="P10"/>
      <text:p text:style-name="P1">SQL TABLES/DATABASE</text:p>
      <text:p text:style-name="P1"/>
      <text:p text:style-name="P20">* Create fp.db database in your RASPBERRY PI home directory initially</text:p>
      <text:p text:style-name="P10"/>
      <text:list xml:id="list1505216492208129814" text:style-name="L7">
        <text:list-item>
          <text:p text:style-name="P6"><text:span text:style-name="T2">FINGERPRINTS (EnrollID Integer, NAME TEXT, EMPLOYEEID INTEGER)</text:span></text:p>
        </text:list-item>
        <text:list-item>
          <text:p text:style-name="P6"><text:span text:style-name="T2">TIMELOG (date1 text, weekday1 text, name text, emid text, time1 text, workinghrs real)</text:span></text:p>
        </text:list-item>
      </text:list>
      <text:p text:style-name="P4"><text:span text:style-name="T2"/></text:p>
      <text:p text:style-name="P1">Particle Photon codes</text:p>
      <text:p text:style-name="P1"/>
      <text:list xml:id="list3515149921649972201" text:style-name="L9">
        <text:list-item>
          <text:p text:style-name="P12">EEPROM initialize <text:span text:style-name="T4">(to be run once at the very first)</text:span></text:p>
        </text:list-item>
        <text:list-item>
          <text:p text:style-name="P13">FINGERPRINTLCD</text:p>
        </text:list-item>
      </text:list>
      <text:p text:style-name="P14"/>
      <text:p text:style-name="P2">Raspberry PI codes</text:p>
      <text:p text:style-name="P2"/>
      <text:list xml:id="list8042078680748620201" text:style-name="L10">
        <text:list-item>
          <text:p text:style-name="P16">fp.py</text:p>
        </text:list-item>
      </text:list>
      <text:p text:style-name="P15"/>
      <text:p text:style-name="P2">FINGERPRINT SCANNING PROCESS</text:p>
      <text:p text:style-name="P2"/>
      <text:list xml:id="list1899457276209511905" text:style-name="L12">
        <text:list-item>
          <text:p text:style-name="P17">Place finger on scanner.</text:p>
        </text:list-item>
        <text:list-item>
          <text:p text:style-name="P17">If fingerprint is verified, photon sends fingerprint ID# to MQTT.<text:line-break/>fp/id – ID#</text:p>
        </text:list-item>
        <text:list-item>
          <text:p text:style-name="P17">Raspberry pi subscribes to fp/id and reads the employee name and employee ID# from FINGERPRINTS table.</text:p>
        </text:list-item>
        <text:list-item>
          <text:p text:style-name="P17">Raspberry pi publishes the Employee's name to MQTT.<text:line-break/>fp/name – NAME</text:p>
        </text:list-item>
        <text:list-item>
          <text:p text:style-name="P17">Particle photon subscribes to fp/name and prints the name on the LCD.</text:p>
        </text:list-item>
        <text:list-item>
          <text:p text:style-name="P17"><text:soft-page-break/>Photon returns to fingerprint scanning mode.</text:p>
        </text:list-item>
      </text:list>
      <text:p text:style-name="P15"/>
      <text:p text:style-name="P2">Enroll new ID process</text:p>
      <text:p text:style-name="P2"/>
      <text:list xml:id="list3417068956966984703" text:style-name="L14">
        <text:list-item>
          <text:p text:style-name="P18">User publishes the new employee name and employee ID# to MQTT.<text:line-break/>fp/enroll – Name,EmployeeID (<text:span text:style-name="T3">No Spaces</text:span>)</text:p>
        </text:list-item>
        <text:list-item>
          <text:p text:style-name="P18">Particle photon subscribes to fp/enroll, generates a new fingerprint ID# from the Eeprom memory and registers the new ID.</text:p>
        </text:list-item>
        <text:list-item>
          <text:p text:style-name="P18">Particle phtoon adds the new fingerprint ID# to the original payload and publishes the name, employee ID and the fingerprint ID# to MQTT.</text:p>
        </text:list-item>
        <text:list-item>
          <text:p text:style-name="P18">Raspberry pi subscribes to fp/log and adds the new entry to the FINGERPRINTS table.</text:p>
        </text:list-item>
        <text:list-item>
          <text:p text:style-name="P18">Particle photon <text:span text:style-name="T5">returns to fingeprint scanning mode.</text:span></text:p>
        </text:list-item>
      </text:list>
      <text:p text:style-name="P15"/>
      <text:p text:style-name="P3">Time logging process</text:p>
      <text:p text:style-name="P3"/>
      <text:list xml:id="list6544381840188283501" text:style-name="L15">
        <text:list-item>
          <text:p text:style-name="P19">When employee scans his fingerprint on the scanner, the photon and sensor verify the image.</text:p>
        </text:list-item>
        <text:list-item>
          <text:p text:style-name="P19">If ID is verified, the photon publishes the ID3 to MQTT.</text:p>
          <text:p text:style-name="P19">fp/id – Fingerprint ID#</text:p>
        </text:list-item>
        <text:list-item>
          <text:p text:style-name="P19">Raspberry pi subscribes to fp/id and depending on the flag (Entry/exit), registers the time log details to the TIMELOG Table.</text:p>
        </text:list-item>
        <text:list-item>
          <text:p text:style-name="P19">If he flag is exit, it calculates the working hrs for the day.</text:p>
        </text:list-item>
      </text:list>
      <text:list xml:id="list105222979895652" text:continue-list="list1899457276209511905" text:style-name="L12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</text:list-header>
                  </text:list>
                </text:list-item>
              </text:list>
            </text:list-item>
          </text:list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59S</meta:editing-duration>
    <meta:editing-cycles>3</meta:editing-cycles>
    <meta:generator>LibreOffice/5.2.2.2$Windows_x86 LibreOffice_project/8f96e87c890bf8fa77463cd4b640a2312823f3ad</meta:generator>
    <dc:date>2017-09-28T10:50:02.572000000</dc:date>
    <meta:document-statistic meta:table-count="1" meta:image-count="0" meta:object-count="0" meta:page-count="2" meta:paragraph-count="57" meta:word-count="348" meta:character-count="2102" meta:non-whitespace-character-count="1832"/>
    <meta:user-defined meta:name="Info 1"/>
    <meta:user-defined meta:name="Info 2"/>
    <meta:user-defined meta:name="Info 3"/>
    <meta:user-defined meta:name="Info 4"/>
  </office:meta>
</office:document-meta>
</file>